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200B00002A46143670F5.svm" manifest:media-type=""/>
  <manifest:file-entry manifest:full-path="Pictures/2000000900001FF100002A61F5193919.svm" manifest:media-type=""/>
  <manifest:file-entry manifest:full-path="Pictures/200000090000458F0000388A8AA93A40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a132b" officeooo:paragraph-rsid="000a132b" style:font-size-asian="12.25pt" style:font-size-complex="14pt"/>
    </style:style>
    <style:style style:name="P2" style:family="paragraph" style:parent-style-name="Standard">
      <style:text-properties fo:font-size="13pt" fo:font-weight="bold" officeooo:rsid="000a132b" officeooo:paragraph-rsid="000a132b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officeooo:rsid="000a132b" officeooo:paragraph-rsid="000a132b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d1466" officeooo:paragraph-rsid="000d1466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0eeb69" officeooo:paragraph-rsid="000eeb69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117fdb" officeooo:paragraph-rsid="00117fdb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117fdb" officeooo:paragraph-rsid="0011f07e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fo:font-size="10pt" fo:font-weight="normal" officeooo:rsid="000d1466" officeooo:paragraph-rsid="000d1466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Lucida Console" fo:font-size="11pt" fo:font-weight="normal" officeooo:rsid="00134e7f" officeooo:paragraph-rsid="00134e7f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Lucida Console" fo:font-size="11pt" fo:font-weight="bold" officeooo:rsid="00134e7f" officeooo:paragraph-rsid="00134e7f" style:font-size-asian="11pt" style:font-weight-asian="bold" style:font-size-complex="11pt" style:font-weight-complex="bold"/>
    </style:style>
    <style:style style:name="P1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ize="13pt" fo:font-weight="normal" officeooo:rsid="00117fdb" officeooo:paragraph-rsid="00117fdb" style:font-size-asian="11.3500003814697pt" style:font-weight-asian="normal" style:font-size-complex="13pt" style:font-weight-complex="normal"/>
    </style:style>
    <style:style style:name="P12" style:family="paragraph" style:parent-style-name="Text_20_body">
      <style:text-properties fo:font-size="14pt" fo:font-weight="normal" officeooo:rsid="00117fdb" officeooo:paragraph-rsid="00117fdb" style:font-size-asian="14pt" style:font-weight-asian="normal" style:font-size-complex="14pt" style:font-weight-complex="normal"/>
    </style:style>
    <style:style style:name="P13" style:family="paragraph" style:parent-style-name="Heading_20_2">
      <style:text-properties fo:font-size="14pt" fo:font-weight="normal" officeooo:rsid="00117fdb" officeooo:paragraph-rsid="00117fdb" style:font-size-asian="14pt" style:font-weight-asian="normal" style:font-size-complex="14pt" style:font-weight-complex="normal"/>
    </style:style>
    <style:style style:name="T1" style:family="text">
      <style:text-properties officeooo:rsid="000bad0f"/>
    </style:style>
    <style:style style:name="T2" style:family="text">
      <style:text-properties officeooo:rsid="000f9530"/>
    </style:style>
    <style:style style:name="T3" style:family="text">
      <style:text-properties officeooo:rsid="0011f07e"/>
    </style:style>
    <style:style style:name="T4" style:family="text">
      <style:text-properties officeooo:rsid="0012e14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4de6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atio</text:p>
      <text:p text:style-name="P1"/>
      <text:p text:style-name="P2">1. Johdanto</text:p>
      <text:p text:style-name="P2"/>
      <text:p text:style-name="P3">- Järjestelmästä:</text:p>
      <text:p text:style-name="P3"/>
      <text:p text:style-name="P3"><text:tab/>Järjestelmän tarkoituksena on luoda käyttäjälle mahdollisuus hallita, ylläpitää ja tarkastella tietokantaansa haluamallaan tavalla. Tietokannan hallinta- ja ylläpitotehtävissä käytettävät erilaiset lomakkeet ja tarkastelussa käytettävät asetelmat ovat täysin käyttäjän itsensä <text:s/>muokattavissa. Järjestelmä tarjoaa myös tyokalut tietokannan sisällön rakenteen muovaamiseen ja muokkaamiseen.</text:p>
      <text:p text:style-name="P3"/>
      <text:p text:style-name="P7">__________________________________________________________________________</text:p>
      <text:p text:style-name="P7"/>
      <text:p text:style-name="P3"/>
      <text:p text:style-name="P3">- Tarkoituksesta:</text:p>
      <text:p text:style-name="P3"/>
      <text:p text:style-name="P3"><text:tab/>Tietokannat taipuvat moneen eri tehtävään, ja tämän takia ei ole aina välttämätöntä rajoittaa käyttäjän ja tietokannan toimintaa keinotekoisesti. Toki tietokantaa voidaan aivan hyvin käyttää pelkän SQL-kielen sekä komentorivin kautta, mutta tietyissä tilanteissa on tarkoituksenmukaista upottaa tietokantaan talletettu tieto esimerkiksi jonkinlaiseen arkistomalliin. Tällöin säilötyn informaation asiayhteyskin tulee todennäköisesti paremmin esille.</text:p>
      <text:p text:style-name="P3"/>
      <text:p text:style-name="P3">Tämän järjestelmän tarkoituksena on ratkaista tietynlainen muokattavuuden ongelma, joka liittyy todennäköisesti aika moneen tietokannanhallintajärjestelmään. Toisaalta jotkut järjestelmät antavat, ja ehkä ihan asianmukaisestikin, pelkän komentorivin sekä SQL-tulkin käyttäjän käyttöön, mutta toki sellaisiakin järjestelmiä löytyy, jotka tarjoavat käyttäjille lomakkeita, joiden avulla tietokantaa voidaan muokata. Ongelmana näissä kuitenkin on se, että lomakkeet <text:span text:style-name="T1">ja asetelmat</text:span> ovat vain harvoin ns. loppukäyttäjän muokattavissa, ja tämä ns. loppukäyttäjä pakotetaan käyttämään sellaista lomaketta <text:span text:style-name="T1">ja/tai asetelmaa</text:span>, joka ei välttämättä ole millään tavalla sopiva juuri hänen tehtäväänsä ajatellen. <text:span text:style-name="T1">Tämän nimenomaisen järjestelmän tarkoituksena on antaa tälle loppukäyttäjälle mahdollisuus muokata näitä lomakkeita haluamallaan tavalla XML-metakielen avulla.</text:span></text:p>
      <text:p text:style-name="P3"/>
      <text:p text:style-name="P4"><text:span text:style-name="T1">E</text:span>simerkiksi seuraavalla XML-koodilla<text:span text:style-name="T2">(C-kielellä tekemäni version esimerkin mukaisesti)</text:span> voitaisiin luoda eräänlainen arkistomalli, tai asetelma, joka toimisi rakenteena, johon tietokannan Asiakas-taulusta haettu data upotettaisiin aina rivikohtaisesti:</text:p>
      <text:p text:style-name="P4"/>
      <text:p text:style-name="P8">&lt;?xml version="1.0" ?&gt;</text:p>
      <text:p text:style-name="P8">&lt;layout&gt;</text:p>
      <text:p text:style-name="P8">&lt;name&gt;Asiakkaat&lt;/name&gt;</text:p>
      <text:p text:style-name="P8">&lt;sqlstatement&gt;SELECT * FROM Asiakas&lt;/sqlstatement&gt;</text:p>
      <text:p text:style-name="P8">&lt;visuals&gt;</text:p>
      <text:p text:style-name="P8">&lt;div x="10" y="10" width="300" height="400" r="62000" g="62000" b="62000"&gt;</text:p>
      <text:p text:style-name="P8">&lt;text x="10" y="10" font="Monospace 14"&gt;&lt;string&gt;Asiakas&lt;/string&gt;&lt;/text&gt;</text:p>
      <text:p text:style-name="P8">&lt;text x="10" y="40" font="Monospace 12"&gt;&lt;string&gt;Etunimi:&lt;/string&gt;&lt;data column="Etunimi"/&gt;&lt;/text&gt;</text:p>
      <text:p text:style-name="P8">&lt;text x="10" y="70" font="Monospace 12"&gt;&lt;string&gt;Sukunimi:&lt;/string&gt;&lt;data column="Sukunimi"/&gt;&lt;/text&gt;</text:p>
      <text:p text:style-name="P8">&lt;text x="10" y="100" font="Monospace 12"&gt;&lt;string&gt;Yritys:&lt;/string&gt;&lt;data column="Yritys"/&gt;&lt;/text&gt;</text:p>
      <text:p text:style-name="P8">&lt;text x="10" y="130" font="Monospace 12"&gt;&lt;string&gt;Titteli:&lt;/string&gt;&lt;data column="Titteli"/&gt;&lt;/text&gt;</text:p>
      <text:p text:style-name="P8">&lt;/div&gt;</text:p>
      <text:p text:style-name="P8"><text:soft-page-break/>&lt;/visuals&gt;</text:p>
      <text:p text:style-name="P8">&lt;/layout&gt;</text:p>
      <text:p text:style-name="P4"/>
      <text:p text:style-name="P4">Havainnoitavana tuloksena olisi jotakuinkin seuraavanlainen malli:</text:p>
      <text:p text:style-name="P4"><draw:frame draw:style-name="fr1" draw:name="grafiikka1" text:anchor-type="paragraph" svg:width="8.204cm" svg:height="10.821cm" draw:z-index="0"><draw:image xlink:href="Pictures/200000090000200B00002A46143670F5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Ja kun tietokantaa ruvettaisiin selaamaan, täyttyisi tämä malli seuraavanlaisella tavalla:</text:p>
      <text:p text:style-name="P5"/>
      <text:p text:style-name="P5"><draw:frame draw:style-name="fr1" draw:name="grafiikka2" text:anchor-type="paragraph" svg:width="8.177cm" svg:height="10.85cm" draw:z-index="1"><draw:image xlink:href="Pictures/2000000900001FF100002A61F5193919.svm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Jos siis oletetaan, että tietokannan taulussa Asiakas on ylläolevan kaltainen rivi.</text:p>
      <text:p text:style-name="P6">Ja sama pätee myös ylläpitoon käytettäviin lomakkeisiin, joiden avulla voidaan poistaa, lisätä ja muokata taulussa jo olevia rivejä.</text:p>
      <text:p text:style-name="P6"/>
      <text:p text:style-name="P6">__________________________________________________________________________</text:p>
      <text:p text:style-name="P6"/>
      <text:p text:style-name="P6">- Toteutus-/toimintaympäristö<text:span text:style-name="T3">stä:</text:span></text:p>
      <text:p text:style-name="P6"/>
      <text:p text:style-name="P6"><text:span text:style-name="T3"><text:tab/>Järjestelmä käyttää MySQL:ää sekä PHP:tä palvelinpuolen toiminnallisuuden mahdollistavana skriptikielenä. Käyttäjäpuolella järjestelmä nojautuu vahvasti Bootstrapiin sekä Javascriptiin(ja edelleen jQueryyn tietyissä tilanteissa). Tässä tapauksessa järjestelmä toteutetaan laitoksen users-palvelimella, mutta tämä tuskin on sinänsä mikään rajoittava tekijä.</text:span></text:p>
      <text:p text:style-name="P11"/>
      <text:p text:style-name="P6"/>
      <text:p text:style-name="P6"/>
      <text:h text:style-name="P13" text:outline-level="2">2. Yleiskuva järjestelmästä</text:h>
      <text:p text:style-name="P6"/>
      <text:p text:style-name="P6"><text:span text:style-name="T3">- Käyttötapauskaavio:</text:span></text:p>
      <text:p text:style-name="P6"><draw:frame draw:style-name="fr2" draw:name="grafiikka3" text:anchor-type="paragraph" svg:width="17cm" svg:height="13.818cm" draw:z-index="2"><draw:image xlink:href="Pictures/200000090000458F0000388A8AA93A40.svm" xlink:type="simple" xlink:show="embed" xlink:actuate="onLoad"/></draw:frame><text:span text:style-name="T3"/></text:p>
      <text:p text:style-name="P11"><text:soft-page-break/></text:p>
      <text:p text:style-name="P6"/>
      <text:h text:style-name="P13" text:outline-level="2">3. Käyttötapaukset</text:h>
      <text:p text:style-name="P12"/>
      <text:p text:style-name="P6"/>
      <text:p text:style-name="P10"><text:span text:style-name="T4">L</text:span>ukijan käyttötapaukset:</text:p>
      <text:p text:style-name="P9"><text:tab/></text:p>
      <text:p text:style-name="P9"><text:tab/>Tietokannan selaaminen: Lukija voi selata niitä tietokantatauluja, jotka ovat hänelle avoimia.</text:p>
      <text:p text:style-name="P9"/>
      <text:p text:style-name="P9"><text:tab/>Tietokannasta hakeminen: Lukija voi käyttää järjestelmän hakupalveluja ko. käyttäjän yleisten taulurajoitusten mukaisesti.</text:p>
      <text:p text:style-name="P9"/>
      <text:p text:style-name="P9"/>
      <text:p text:style-name="P10">Muokkaajan käyttötapaukset:</text:p>
      <text:p text:style-name="P10"/>
      <text:p text:style-name="P9"><text:tab/>Tietokannan selaaminen: Muokaaja voi selata niitä tietokantatauluja, jotka ovat hänelle avoimia.</text:p>
      <text:p text:style-name="P9"/>
      <text:p text:style-name="P9"><text:tab/>Tietokannasta hakeminen: Muokkaaja voi käyttää järjestelmän hakupalveluja ko. käyttäjän yleisten taulurajoitusten mukaisesti.</text:p>
      <text:p text:style-name="P9"/>
      <text:p text:style-name="P9"><text:tab/>Asetelmien muokkaaminen: Muokkaaja voi muokata asetelmien XML-rakennetta ko. Käyttäjän yleisten oikeuksien mukaisesti.</text:p>
      <text:p text:style-name="P9"/>
      <text:p text:style-name="P9"><text:tab/>Ylläpitolomakkeiden käyttäminen: Muokkaaja voi yleisten oikeuksiensa rajoissa käyttää ylläpitolomakkeita.</text:p>
      <text:p text:style-name="P9"/>
      <text:p text:style-name="P10">Ylläpitäjän käyttötapaukset: </text:p>
      <text:p text:style-name="P10"/>
      <text:p text:style-name="P10"><text:tab/><text:span text:style-name="T5">Tietokannan selaaminen: Ylläpitäjä voi selata tietokantaa vapaasti.</text:span></text:p>
      <text:p text:style-name="P9"/>
      <text:p text:style-name="P9"><text:tab/>Tietokannasta hakeminen: Ylläpitäjä voi käyttää järjestelmän hakupalveluja vapaasti.</text:p>
      <text:p text:style-name="P9"/>
      <text:p text:style-name="P9"><text:tab/>Asetelmien muokkaaminen: Ylläpitäjä voi muokata asetelmien XML-rakennetta vapaasti.</text:p>
      <text:p text:style-name="P9"/>
      <text:p text:style-name="P9"><text:tab/>Ylläpitolomakkeiden käyttäminen: Ylläpitäjä voi vapaasti käyttää ylläpitolomakkeita.</text:p>
      <text:p text:style-name="P10"><text:tab/></text:p>
      <text:p text:style-name="P9"><text:tab/><text:span text:style-name="T6">Tietokannan rakenteen muokkaaminen: Ylläpitäjä voi muokata tietokannan rakennetta(ts. lisätä/poistaa/muokata tauluja, asetelmia, sarakkeita jne.)</text:span></text:p>
      <text:p text:style-name="P9"/>
      <text:p text:style-name="P9"><text:span text:style-name="T6"><text:tab/>Käyttäjien lisääminen: Ylläpitäjä voi lisätä käyttäjiä ja asettaa käyttörajoituksia ja -oikeuks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8:45.062000000</meta:creation-date>
    <dc:date>2013-11-03T13:55:14.574000000</dc:date>
    <meta:editing-duration>PT57M23S</meta:editing-duration>
    <meta:editing-cycles>13</meta:editing-cycles>
    <meta:generator>LibreOffice/4.1.1.2$Windows_x86 LibreOffice_project/7e4286b58adc75a14f6d83f53a03b6c11fa2903</meta:generator>
    <meta:document-statistic meta:table-count="0" meta:image-count="3" meta:object-count="0" meta:page-count="4" meta:paragraph-count="50" meta:word-count="554" meta:character-count="4960" meta:non-whitespace-character-count="4943"/>
  </office:meta>
</office:document-meta>
</file>